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6C9000037D100001D4109E00245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0.342cm" svg:y="1.023cm" svg:width="19.449cm" svg:height="10.194cm" draw:z-index="0"><draw:image xlink:href="Pictures/200006C9000037D100001D4109E00245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üri Toomessoo</meta:initial-creator>
    <meta:creation-date>2008-09-29T15:02:58</meta:creation-date>
    <dc:creator>Jüri Toomessoo</dc:creator>
    <dc:date>2008-09-29T15:05:00</dc:date>
    <meta:printed-by>Jüri Toomessoo</meta:printed-by>
    <meta:print-date>2008-09-29T15:03:15</meta:print-date>
    <meta:editing-cycles>1</meta:editing-cycles>
    <meta:editing-duration>PT2M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0" meta:word-count="0" meta:character-count="0"/>
  </office:meta>
</office:document-meta>
</file>